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T1" style:family="text">
      <style:text-properties style:font-name="Courier"/>
    </style:style>
    <style:style style:name="T2" style:family="text">
      <style:text-properties style:font-name="Courier" fo:background-color="#ffd320"/>
    </style:style>
    <style:style style:name="T3" style:family="text">
      <style:text-properties style:font-name="Courier" fo:background-color="#ffff00"/>
    </style:style>
    <style:style style:name="T4" style:family="text">
      <style:text-properties fo:color="#ffffff"/>
    </style:style>
    <style:style style:name="T5" style:family="text">
      <style:text-properties fo:color="#ffffff" style:font-name="Courier" fo:background-color="#996633"/>
    </style:style>
    <style:style style:name="T6" style:family="text">
      <style:text-properties fo:color="#ffffff" style:font-name="Courier" fo:background-color="#000000"/>
    </style:style>
    <style:style style:name="T7" style:family="text">
      <style:text-properties fo:color="#ffffff" style:font-name="Courier" fo:background-color="#ff0000"/>
    </style:style>
    <style:style style:name="T8" style:family="text">
      <style:text-properties fo:color="#ffffff" style:font-name="Courier" fo:background-color="#9966cc"/>
    </style:style>
    <style:style style:name="T9" style:family="text">
      <style:text-properties fo:color="#ffffff" style:font-name="Courier" fo:background-color="#0000ff"/>
    </style:style>
    <style:style style:name="T10" style:family="text">
      <style:text-properties fo:color="#ffffff" style:font-name="Courier" fo:background-color="#999999"/>
    </style:style>
    <style:style style:name="T11" style:family="text">
      <style:text-properties fo:color="#ffffff" style:font-name="Courier" fo:background-color="#ff9966"/>
    </style:style>
    <style:style style:name="T12" style:family="text">
      <style:text-properties fo:color="#ffffff" style:font-name="Courier" fo:background-color="#00ae00"/>
    </style:style>
    <style:style style:name="T13" style:family="text">
      <style:text-properties fo:color="#ffffff" fo:background-color="#996633"/>
    </style:style>
    <style:style style:name="T14" style:family="text">
      <style:text-properties fo:color="#ffffff" fo:background-color="#000000"/>
    </style:style>
    <style:style style:name="T15" style:family="text">
      <style:text-properties fo:color="#ffffff" fo:background-color="#ff0000"/>
    </style:style>
    <style:style style:name="T16" style:family="text">
      <style:text-properties fo:color="#ffffff" fo:background-color="#9966cc"/>
    </style:style>
    <style:style style:name="T17" style:family="text">
      <style:text-properties fo:color="#ffffff" fo:background-color="#0000ff"/>
    </style:style>
    <style:style style:name="T18" style:family="text">
      <style:text-properties fo:color="#ffffff" fo:background-color="#999999"/>
    </style:style>
    <style:style style:name="T19" style:family="text">
      <style:text-properties fo:color="#ffffff" fo:background-color="#ff9966"/>
    </style:style>
    <style:style style:name="T20" style:family="text">
      <style:text-properties fo:color="#ffffff" fo:background-color="#00ae00"/>
    </style:style>
    <style:style style:name="T21" style:family="text">
      <style:text-properties style:font-name="Arial1"/>
    </style:style>
    <style:style style:name="T22" style:family="text">
      <style:text-properties fo:color="#000000" fo:background-color="#cccccc"/>
    </style:style>
    <style:style style:name="T23" style:family="text">
      <style:text-properties fo:color="#000000" style:font-name="Courier" fo:background-color="#cccccc"/>
    </style:style>
    <style:style style:name="T24" style:family="text">
      <style:text-properties fo:background-color="#ffd320"/>
    </style:style>
    <style:style style:name="T25" style:family="text">
      <style:text-properties fo:background-color="#ffff00"/>
    </style:style>
    <style:style style:name="T26" style:family="text">
      <style:text-properties fo:background-color="#9966cc"/>
    </style:style>
    <style:style style:name="T27" style:family="text">
      <style:text-properties fo:background-color="#9999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componentes de la OpenBeacon<text:tab/>Etherkit<text:tab/><text:tab/>10 Mayo 2012</text:p>
      <text:p text:style-name="P1">Traducción: Jon, EA2SN</text:p>
      <text:p text:style-name="P1"/>
      <text:p text:style-name="P1">Componente (marcas)<text:tab/>Cant.<text:tab/>Referencia<text:tab/><text:tab/><text:tab/>Código de fabricante</text:p>
      <text:p text:style-name="P1">==================================================================</text:p>
      <text:p text:style-name="P1">Condensadores</text:p>
      <text:p text:style-name="P1">100n (104)<text:tab/><text:tab/><text:tab/>12<text:tab/>C1,C2,C9,C10,C11,C13,</text:p>
      <text:p text:style-name="P1"><text:tab/><text:tab/><text:tab/><text:tab/><text:tab/>C14,C15,C16,C17,C18,C19</text:p>
      <text:p text:style-name="P1">Diodos</text:p>
      <text:p text:style-name="P1">LED verde (5 mm) <text:s/><text:tab/><text:tab/>1<text:tab/>D2 <text:s text:c="7"/></text:p>
      <text:p text:style-name="P1">LED rojo (5 mm)<text:tab/><text:tab/>2<text:tab/>D1, D7 <text:s text:c="7"/></text:p>
      <text:p text:style-name="P1">1N5817<text:tab/><text:tab/><text:tab/>4<text:tab/>D4, D6, D8, D9 <text:s text:c="7"/></text:p>
      <text:p text:style-name="P1">1N5227B (3.6V zener)<text:tab/>2<text:tab/>D3, D5 <text:s text:c="7"/></text:p>
      <text:p text:style-name="P1"/>
      <text:p text:style-name="P1">Conectores</text:p>
      <text:p text:style-name="P1">BNC<text:tab/><text:tab/><text:tab/><text:tab/>1<text:tab/>J4<text:tab/><text:tab/><text:tab/><text:tab/>Amphenol 31-5431-10RFX <text:s text:c="6"/></text:p>
      <text:p text:style-name="P1">AVR-ISP-6<text:tab/><text:tab/><text:tab/>1<text:tab/>J3<text:tab/><text:tab/><text:tab/><text:tab/>Molex 70287-1001 <text:s text:c="5"/></text:p>
      <text:p text:style-name="P1">+12 Vcc<text:tab/><text:tab/><text:tab/>1<text:tab/>J1<text:tab/><text:tab/><text:tab/><text:tab/>Kobiconn 163-762-E <text:s text:c="3"/></text:p>
      <text:p text:style-name="P1">USB B<text:tab/><text:tab/><text:tab/>1<text:tab/>J2<text:tab/><text:tab/><text:tab/><text:tab/>FCI 61729-1011BLF</text:p>
      <text:p text:style-name="P1"/>
      <text:p text:style-name="P1">Transistores</text:p>
      <text:p text:style-name="P1">2N4401<text:tab/><text:tab/><text:tab/>2<text:tab/>Q1, Q2 <text:s text:c="7"/></text:p>
      <text:p text:style-name="P1">2N4403 <text:tab/> <text:s text:c="10"/><text:tab/>1<text:tab/>Q4 <text:s text:c="7"/></text:p>
      <text:p text:style-name="P1">2N7000<text:tab/><text:tab/><text:tab/>1<text:tab/>Q5 <text:s text:c="7"/></text:p>
      <text:p text:style-name="P1">BD139-16<text:tab/><text:tab/><text:tab/>1<text:tab/>Q3 <text:s text:c="7"/></text:p>
      <text:p text:style-name="P1"/>
      <text:p text:style-name="P1">Resistores (resistencias) y potenciómetros ajustables (resistores de 0.25 W, a no ser que se indique lo contrario, no se indica la banda de tolerancia)</text:p>
      <text:p text:style-name="P1"/>
      <text:p text:style-name="P1">1 Ω <text:s text:c="3"/><text:tab/><text:tab/><text:tab/><text:tab/>1<text:tab/>R25<text:tab/><text:tab/><text:tab/><text:span text:style-name="T5"> mar </text:span><text:span text:style-name="T1">-</text:span><text:span text:style-name="T6"> neg </text:span><text:span text:style-name="T1">-</text:span><text:span text:style-name="T6"> neg </text:span><text:span text:style-name="T1">-</text:span><text:span text:style-name="T23"> pla </text:span><text:span text:style-name="T1"><text:s text:c="3"/></text:span></text:p>
      <text:p text:style-name="P1">10 Ω <text:s text:c="4"/><text:tab/><text:tab/><text:tab/>2<text:tab/>R13,R21<text:tab/><text:tab/><text:span text:style-name="T5"> mar </text:span><text:span text:style-name="T1">-</text:span><text:span text:style-name="T6"> neg </text:span><text:span text:style-name="T1">-</text:span><text:span text:style-name="T6"> neg </text:span><text:span text:style-name="T1">-</text:span><text:span text:style-name="T2"> oro </text:span><text:span text:style-name="T1"><text:s text:c="3"/></text:span></text:p>
      <text:p text:style-name="P1">22 Ω <text:s text:c="7"/><text:tab/><text:tab/><text:tab/>2<text:tab/>R14,R19<text:tab/><text:tab/><text:span text:style-name="T7"> roj </text:span><text:span text:style-name="T1">-</text:span><text:span text:style-name="T7"> roj </text:span><text:span text:style-name="T1">-</text:span><text:span text:style-name="T6"> neg </text:span><text:span text:style-name="T1">-</text:span><text:span text:style-name="T2"> oro </text:span><text:span text:style-name="T1"><text:s text:c="3"/></text:span></text:p>
      <text:p text:style-name="P1">47 Ω <text:s text:c="4"/><text:tab/><text:tab/><text:tab/>1<text:tab/>R7<text:tab/><text:tab/><text:tab/><text:span text:style-name="T3"> ama </text:span><text:span text:style-name="T1">-</text:span><text:span text:style-name="T8"> vio </text:span><text:span text:style-name="T1">-</text:span><text:span text:style-name="T6"> neg </text:span><text:span text:style-name="T1">-</text:span><text:span text:style-name="T2"> oro </text:span><text:span text:style-name="T1"><text:s/></text:span></text:p>
      <text:p text:style-name="P1">68 Ω <text:s text:c="7"/><text:tab/><text:tab/><text:tab/>2<text:tab/>R10,R11<text:tab/><text:tab/><text:span text:style-name="T9"> azu </text:span><text:span text:style-name="T1">-</text:span><text:span text:style-name="T10"> gri </text:span><text:span text:style-name="T1">-</text:span><text:span text:style-name="T6"> neg </text:span><text:span text:style-name="T1">-</text:span><text:span text:style-name="T2"> oro </text:span></text:p>
      <text:p text:style-name="P1">330 Ω <text:s text:c="2"/><text:tab/><text:tab/><text:tab/>1<text:tab/>R4 <text:tab/><text:tab/><text:tab/><text:span text:style-name="T11"> nar </text:span><text:span text:style-name="T1">-</text:span><text:span text:style-name="T11"> nar </text:span><text:span text:style-name="T1">-</text:span><text:span text:style-name="T6"> neg </text:span><text:span text:style-name="T1">-</text:span><text:span text:style-name="T6"> neg </text:span></text:p>
      <text:p text:style-name="P1">1 kΩ <text:s text:c="5"/><text:tab/><text:tab/><text:tab/>2<text:tab/>R16,R18<text:tab/><text:tab/><text:span text:style-name="T5"> mar </text:span><text:span text:style-name="T1">-</text:span><text:span text:style-name="T6"> neg </text:span><text:span text:style-name="T1">-</text:span><text:span text:style-name="T6"> neg </text:span><text:span text:style-name="T1">-</text:span><text:span text:style-name="T5"> mar </text:span><text:span text:style-name="T1"><text:s/></text:span></text:p>
      <text:p text:style-name="P1">1.5 kΩ <text:s text:c="3"/><text:tab/><text:tab/><text:tab/>1<text:tab/>R15<text:tab/><text:tab/><text:tab/><text:span text:style-name="T5"> mar </text:span><text:span text:style-name="T1">-</text:span><text:span text:style-name="T12"> ver </text:span><text:span text:style-name="T1">-</text:span><text:span text:style-name="T6"> neg </text:span><text:span text:style-name="T1">-</text:span><text:span text:style-name="T5"> mar </text:span></text:p>
      <text:p text:style-name="P1">2.2 kΩ <text:s text:c="2"/><text:tab/><text:tab/><text:tab/>1<text:tab/>R8 <text:tab/><text:tab/><text:tab/><text:span text:style-name="T7"> roj </text:span><text:span text:style-name="T1">-</text:span><text:span text:style-name="T7"> roj </text:span><text:span text:style-name="T1">-</text:span><text:span text:style-name="T6"> neg </text:span><text:span text:style-name="T1">-</text:span><text:span text:style-name="T5"> mar </text:span></text:p>
      <text:p text:style-name="P1">4.7 kΩ <text:s/><text:tab/><text:tab/><text:tab/>1<text:tab/>R17 <text:s text:c="2"/><text:tab/><text:tab/><text:tab/><text:span text:style-name="T3"> ama </text:span><text:span text:style-name="T1">-</text:span><text:span text:style-name="T8"> vio </text:span><text:span text:style-name="T1">-</text:span><text:span text:style-name="T6"> neg </text:span><text:span text:style-name="T1">-</text:span><text:span text:style-name="T5"> mar </text:span></text:p>
      <text:p text:style-name="P1">10 kΩ <text:s text:c="2"/><text:tab/><text:tab/><text:tab/>4<text:tab/>R5,R6,R9,R12<text:tab/><text:span text:style-name="T5"> mar </text:span><text:span text:style-name="T1">-</text:span><text:span text:style-name="T6"> neg </text:span><text:span text:style-name="T1">-</text:span><text:span text:style-name="T6"> neg </text:span><text:span text:style-name="T1">-</text:span><text:span text:style-name="T7"> roj </text:span><text:span text:style-name="T1"><text:s text:c="3"/></text:span><text:s text:c="3"/></text:p>
      <text:p text:style-name="P1">22 kΩ <text:s/><text:tab/><text:tab/><text:tab/>2<text:tab/>R22,R23 <text:tab/><text:tab/><text:span text:style-name="T7"> roj </text:span><text:span text:style-name="T1">-</text:span><text:span text:style-name="T7"> roj </text:span><text:span text:style-name="T1">-</text:span><text:span text:style-name="T6"> neg </text:span><text:span text:style-name="T1">-</text:span><text:span text:style-name="T7"> roj </text:span></text:p>
      <text:p text:style-name="P1">100 kΩ <text:tab/><text:tab/><text:tab/>1<text:tab/>R24 <text:s text:c="4"/><text:tab/><text:tab/><text:span text:style-name="T5"> mar </text:span><text:span text:style-name="T1">-</text:span><text:span text:style-name="T6"> neg </text:span><text:span text:style-name="T1">-</text:span><text:span text:style-name="T6"> neg </text:span><text:span text:style-name="T1">-</text:span><text:span text:style-name="T11"> nar </text:span></text:p>
      <text:p text:style-name="P1">150 kΩ <text:tab/><text:tab/><text:tab/>3<text:tab/>R1,R2,R3<text:tab/><text:tab/><text:span text:style-name="T5"> mar </text:span><text:span text:style-name="T1">-</text:span><text:span text:style-name="T12"> ver </text:span><text:span text:style-name="T1">-</text:span><text:span text:style-name="T6"> neg </text:span><text:span text:style-name="T1">-</text:span><text:span text:style-name="T11"> nar </text:span><text:span text:style-name="T1"><text:s/></text:span></text:p>
      <text:p text:style-name="P1">470 Ω pot. ajustable<text:tab/>1<text:tab/>R20<text:tab/><text:tab/><text:tab/><text:tab/>Bournes 3319P-1-471 </text:p>
      <text:p text:style-name="P1"/>
      <text:p text:style-name="P1">Pulsadores</text:p>
      <text:p text:style-name="P1">Pulsador táctil<text:tab/><text:tab/>1 <text:s text:c="4"/>S1 <text:s/><text:tab/><text:tab/><text:tab/><text:tab/>TE 1571010-1</text:p>
      <text:p text:style-name="P1"/>
      <text:p text:style-name="P1">Transformadores</text:p>
      <text:p text:style-name="P1">FT37-43<text:tab/><text:tab/><text:tab/>1 <text:s text:c="4"/>T1 <text:s text:c="7"/><text:tab/>(bifilar, 10 espiras)</text:p>
      <text:p text:style-name="P1"/>
      <text:p text:style-name="P1"><text:soft-page-break/>Circuitos integrados</text:p>
      <text:p text:style-name="P1">78L05 <text:tab/><text:tab/><text:tab/>1 <text:s text:c="4"/>U2 <text:s text:c="7"/></text:p>
      <text:p text:style-name="P1">ATTINY85-20<text:tab/><text:tab/>1 <text:s text:c="4"/>U1 </text:p>
      <text:p text:style-name="P1"/>
      <text:p text:style-name="P1">Componentes que dependen de la frecuencia de operación</text:p>
      <text:p text:style-name="P1"/>
      <text:p text:style-name="P1">Para 30 metros:</text:p>
      <text:p text:style-name="P1">C3<text:tab/><text:tab/>10 pF <text:tab/><text:tab/>(azul)</text:p>
      <text:p text:style-name="P1">C4<text:tab/><text:tab/>3.3 pF C0G <text:tab/>(3R3)</text:p>
      <text:p text:style-name="P1">C5<text:tab/> <text:tab/>30 pF <text:tab/><text:tab/>(green)</text:p>
      <text:p text:style-name="P1">C6 <text:tab/><text:tab/>no usado</text:p>
      <text:p text:style-name="P1">C7/C8<text:tab/><text:tab/>47 pF C0G <text:tab/>(47)</text:p>
      <text:p text:style-name="P1">C12<text:tab/><text:tab/>47 pF <text:tab/><text:tab/>(47)</text:p>
      <text:p text:style-name="P1">C20/C24<text:tab/>330 pF <text:tab/>(331)</text:p>
      <text:p text:style-name="P1">C22<text:tab/><text:tab/>560 pF <text:tab/>(561)</text:p>
      <text:p text:style-name="P1">C21/C23<text:tab/>no usados </text:p>
      <text:p text:style-name="P1">L1/L2<text:tab/><text:tab/>10 <text:span text:style-name="T21">µ</text:span>H<text:tab/><text:tab/><text:span text:style-name="T5"> mar </text:span>-<text:span text:style-name="T6"> neg </text:span>-<text:span text:style-name="T6"> neg </text:span>, cuerpo de color verde</text:p>
      <text:p text:style-name="P1">L3/L4<text:tab/><text:tab/>1.1 <text:span text:style-name="T21">µ</text:span>H <text:tab/>toroides de color rojo T37-2, 16 espiras</text:p>
      <text:p text:style-name="P1">X1<text:tab/><text:tab/>10.140 MHz</text:p>
      <text:p text:style-name="P1"/>
      <text:p text:style-name="P1"/>
      <text:p text:style-name="P1">Componentes varios</text:p>
      <text:p text:style-name="P1">Hilo esmaltado de cobre, color rojo, calibre 28 AWG<text:tab/><text:tab/>1.2 m (4 pie)</text:p>
      <text:p text:style-name="P1">Hilo esmaltado de cobre, color verde, calibre 28 AWG<text:tab/>30 cm<text:tab/>(1 pie)</text:p>
      <text:p text:style-name="P1">Zócalo DIP-8<text:tab/><text:tab/>1<text:tab/><text:tab/><text:tab/><text:tab/><text:tab/><text:tab/>FCI DILB8P-223TLF</text:p>
      <text:p text:style-name="P1">Circuito impreso<text:tab/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1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0T12:55:51</dc:date>
    <meta:generator>LibreOffice/3.4$Linux LibreOffice_project/340m1$Build-1505</meta:generator>
    <meta:document-statistic meta:table-count="0" meta:image-count="0" meta:object-count="0" meta:page-count="2" meta:paragraph-count="64" meta:word-count="407" meta:character-count="2309" meta:non-whitespace-character-count="1587"/>
    <meta:editing-duration>PT43M56S</meta:editing-duration>
    <meta:editing-cycles>1</meta:editing-cycles>
  </office:meta>
</office:document-meta>
</file>